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Comic Sans MS" style:font-name-asian="Comic Sans MS" style:font-name-complex="Comic Sans MS" fo:font-style="italic" style:font-style-asian="italic" fo:font-size="16pt" style:font-size-asian="16pt" style:text-underline-type="single" style:text-underline-style="solid" style:text-underline-width="auto" style:text-underline-mode="continuous" fo:language="it" fo:country="IT"/>
    </style:style>
    <style:style style:name="T3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4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5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6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7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8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9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0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1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2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3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4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5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T16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17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18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19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20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21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22" style:parent-style-name="Car.predefinitoparagrafo" style:family="text">
      <style:text-properties style:font-name="Comic Sans MS" style:font-name-asian="Comic Sans MS" style:font-name-complex="Comic Sans MS" fo:font-size="12pt" style:font-size-asian="12pt" fo:language="it" fo:country="IT"/>
    </style:style>
    <style:style style:name="P23" style:parent-style-name="Normale" style:family="paragraph">
      <style:text-properties fo:language="it" fo:country="IT"/>
    </style:style>
    <style:style style:name="P24" style:parent-style-name="Normale" style:family="paragraph">
      <style:paragraph-properties fo:text-align="center"/>
      <style:text-properties fo:language="it" fo:country="IT"/>
    </style:style>
    <style:style style:name="P25" style:parent-style-name="Normale" style:family="paragraph">
      <style:paragraph-properties fo:text-align="center"/>
    </style:style>
    <style:style style:name="T26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it" fo:country="IT"/>
    </style:style>
    <style:style style:name="T27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it" fo:country="IT"/>
    </style:style>
    <style:style style:name="T28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29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P30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31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32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33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34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P35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36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37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38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39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40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41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P42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43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44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45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46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47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48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49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50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51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52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53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54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55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56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57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58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59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60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61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62" style:parent-style-name="Normale" style:list-style-name="LFO1" style:family="paragraph">
      <style:paragraph-properties fo:margin-left="-0.25in" fo:text-indent="0.25in">
        <style:tab-stops/>
      </style:paragraph-properties>
    </style:style>
    <style:style style:name="T63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T64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2pt" style:font-size-asian="12pt" fo:language="it" fo:country="IT"/>
    </style:style>
    <style:style style:name="P65" style:parent-style-name="Normale" style:family="paragraph">
      <style:text-properties fo:language="it" fo:country="IT"/>
    </style:style>
    <style:style style:name="P66" style:parent-style-name="Normale" style:family="paragraph">
      <style:text-properties fo:language="it" fo:country="IT"/>
    </style:style>
    <style:style style:name="P67" style:parent-style-name="Normale" style:family="paragraph">
      <style:paragraph-properties fo:text-align="center"/>
    </style:style>
    <style:style style:name="T68" style:parent-style-name="Car.predefinitoparagrafo" style:family="text">
      <style:text-properties style:font-name="Comic Sans MS" style:font-name-asian="Comic Sans MS" style:font-name-complex="Comic Sans MS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it" fo:country="IT"/>
    </style:style>
    <style:style style:name="T69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70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T71" style:parent-style-name="Car.predefinitoparagrafo" style:family="text">
      <style:text-properties style:font-name="Comic Sans MS" style:font-name-asian="Comic Sans MS" style:font-name-complex="Comic Sans MS" fo:color="#000000" fo:font-size="12pt" style:font-size-asian="12pt" fo:language="it" fo:country="IT"/>
    </style:style>
    <style:style style:name="P72" style:parent-style-name="Normale" style:family="paragraph">
      <style:text-properties fo:language="it" fo:country="IT"/>
    </style:style>
    <style:style style:name="P73" style:parent-style-name="Normale" style:family="paragraph">
      <style:text-properties fo:language="it" fo:country="IT"/>
    </style:style>
    <style:style style:name="P74" style:parent-style-name="Normale" style:family="paragraph">
      <style:text-properties fo:language="it" fo:country="IT"/>
    </style:style>
    <style:style style:name="P75" style:parent-style-name="Normale" style:family="paragraph">
      <style:text-properties fo:language="it" fo:country="IT"/>
    </style:style>
    <style:style style:name="P76" style:parent-style-name="Normale" style:family="paragraph">
      <style:text-properties fo:language="it" fo:country="IT"/>
    </style:style>
    <style:style style:name="P77" style:parent-style-name="Normale" style:family="paragraph">
      <style:text-properties fo:language="it" fo:country="IT"/>
    </style:style>
    <style:style style:name="P78" style:parent-style-name="Normale" style:family="paragraph">
      <style:text-properties fo:language="it" fo:country="IT"/>
    </style:style>
    <style:style style:name="P79" style:parent-style-name="Normale" style:family="paragraph">
      <style:text-properties fo:language="it" fo:country="IT"/>
    </style:style>
    <style:style style:name="P80" style:parent-style-name="Normale" style:family="paragraph">
      <style:text-properties fo:language="it" fo:country="IT"/>
    </style:style>
    <style:style style:name="P81" style:parent-style-name="Normale" style:family="paragraph">
      <style:text-properties fo:language="it" fo:country="IT"/>
    </style:style>
    <style:style style:name="P82" style:parent-style-name="Normale" style:family="paragraph">
      <style:text-properties fo:language="it" fo:country="IT"/>
    </style:style>
    <style:style style:name="P83" style:parent-style-name="Normale" style:family="paragraph">
      <style:text-properties fo:language="it" fo:country="IT"/>
    </style:style>
    <style:style style:name="P84" style:parent-style-name="Normale" style:family="paragraph">
      <style:text-properties fo:language="it" fo:country="IT"/>
    </style:style>
    <style:style style:name="P85" style:parent-style-name="Normale" style:family="paragraph">
      <style:text-properties fo:language="it" fo:country="IT"/>
    </style:style>
    <style:style style:name="P86" style:parent-style-name="Normale" style:family="paragraph">
      <style:text-properties fo:language="it" fo:country="IT"/>
    </style:style>
    <style:style style:name="P87" style:parent-style-name="Normale" style:family="paragraph">
      <style:text-properties fo:language="it" fo:country="IT"/>
    </style:style>
  </office:automatic-styles>
  <office:body>
    <office:text text:use-soft-page-breaks="true">
      <text:p text:style-name="P1"><text:span text:style-name="T2">STORIA FERRERO</text:span></text:p>
      <text:p text:style-name="Normale"><text:span text:style-name="T3">La storia del Gruppo Ferrero nasce nel 1942 ad Alba, dove Pietro Ferrero apre un laboratorio nel quale assume cinque operai. Il primo successo della Ferrero è la "Pasta<text:s/></text:span><text:span text:style-name="T4">Gianduja", una sorta di crema a base di nocciole che viene venduta avvolta nella carta stagnola. Pochi anni dopo, nel 1946, il laboratorio diventa troppo piccolo per le lavorazioni e Pietro Ferrero fa costruire la prima fabbrica su un terreno ad Alba. Nasc</text:span><text:span text:style-name="T5">e ufficialmente l'industria Ferrero.</text:span></text:p>
      <text:p text:style-name="Normale"><text:span text:style-name="T6">La "Pasta Gianduja" viene venduta anche fuori dal Piemonte e l'azienda acquista sempre più importanza. Sfortunatamente nel 1949 Pietro Ferrero muore e l'attività passa al fratello Giovanni. Il nome Ferrero è oramai cono</text:span><text:span text:style-name="T7">sciuto in tutta Italia, l'azienda ha circa 1 000 dipendenti e 200 furgoncini per distribuire i prodotti. In seguito all'aumento dei dipendenti l'azienda costruisce i "Villaggi Ferrero" per i dipendenti, istituisce un servizio di autobus gratuito e<text:s/></text:span><text:span text:style-name="T8">dà<text:s/></text:span><text:span text:style-name="T9">la po</text:span><text:span text:style-name="T10">ssibilità ai figli dei dipendenti di passare le vacanze in colonie.</text:span></text:p>
      <text:p text:style-name="Normale"><text:span text:style-name="T11">L'azienda espande la sua produzione sia in Italia che all'estero aprendo nuovi stabilimenti. Nel 1956 nasce il primo stabilimento all'estero, in Germania, dove la Ferrero conquista i clien</text:span><text:span text:style-name="T12">ti con i Mon Chéri. L'anno dopo muore Giovanni Ferrero e il controllo dell'azienda passa a Michele.</text:span></text:p>
      <text:p text:style-name="Normale"><text:span text:style-name="T13">Nel 2009 in seguito a un'indagine eseguita in 32 paesi, il marchio Ferrero è risultato il più affidabile e con la miglior reputazione al mondo. A giugno del</text:span><text:span text:style-name="T14"><text:s/>2010 viene presentato il primo bilancio CSR Ferrero (1° settembre 2008-31 agosto 2009).</text:span></text:p>
      <text:p text:style-name="Normale"><text:span text:style-name="T15">Nel 2011 muore Pietro Ferrero e quattro anni dopo muore il padre Michele.</text:span></text:p>
      <text:p text:style-name="Normale"><text:span text:style-name="T16">Significativa per l'azienda è la scelta delle materie prime, per questo motivo si impegna nel</text:span><text:span text:style-name="T17">la scelta delle nocciole e tra il 2012 e il 2014 investe nella produzione di nocciole acquisendo il Gruppo Stelliferi (uno dei più grandi lavoratori di nocciole nel mondo) e il Gruppo familiare Oltan in Turchia.</text:span></text:p>
      <text:p text:style-name="Normale"><text:span text:style-name="T18">Nel 2016 Ferrero acquista l'azienda belga pr</text:span><text:span text:style-name="T19">oduttrice</text:span><text:span text:style-name="T20"><text:s/>di biscotti “Delacre” e l'anno<text:s/></text:span><text:span text:style-name="T21">successivo acquisisce “Fannie May”, il produttore di cioccolato statunitense e insieme ad essa acquisisce anche i suoi 750 addetti e gli 80 negozi circa. Ad oggi,<text:s/></text:span><text:span text:style-name="T22">i dipendenti sono circa 29 000.<text:s/></text:span></text:p>
      <text:p text:style-name="P23"/>
      <text:p text:style-name="P24"/>
      <text:p text:style-name="P25"><text:span text:style-name="T26">CURIOSITÁ su Mich</text:span><text:span text:style-name="T27">ele Ferrero</text:span></text:p>
      <text:p text:style-name="Normale"><text:span text:style-name="T28">Nonostante fosse l’uomo più ricco d’Italia Michele Ferrero ha sempre pensato ai suoi clienti e a come accontentarli al meglio. Per questo motivo ha studiato nei minimi dettagli tutto ciò che riguardava i suoi prodotti, dalle necessità dei clien</text:span><text:span text:style-name="T29">ti alla materia prima e ancora al packaging e alla vendita. Proprio riguardo a questo, qualche giorno in seguito alla sua morte, si sono scoperte delle curiosità molto particolari:</text:span></text:p>
      <text:list text:style-name="LFO1" text:continue-numbering="true">
        <text:list-item>
          <text:p text:style-name="P30"><text:span text:style-name="T31">Ogni settimana Michele si presentava<text:s/></text:span><text:span text:style-name="T32">in un supermercato</text:span><text:span text:style-name="T33">, senza farsi ricono</text:span><text:span text:style-name="T34">scere, e osservava come venivano scelti i suoi prodotti;</text:span></text:p>
        </text:list-item>
        <text:list-item>
          <text:p text:style-name="P35"><text:span text:style-name="T36">Il<text:s/></text:span><text:span text:style-name="T37">brevetto del “Pocket Coffee”</text:span><text:span text:style-name="T38"><text:s/>è scritto in arabo perché Ferrero ha scoperto come mettere liquidi (liquori o caffè) all’interno dei cioccolatini senza che il cioccolato lo</text:span><text:span text:style-name="T39"><text:s/></text:span><text:span text:style-name="T40">assorbisse, però aveva pau</text:span><text:span text:style-name="T41">ra che brevettando il procedimento in Europa gli venisse rubata l’idea. Per questo motivo la ricetta è tradotta in arabo;</text:span></text:p>
        </text:list-item>
        <text:list-item>
          <text:p text:style-name="P42"><text:span text:style-name="T43">Il doppio incarto del “Kinder Bueno” è stato pensato apposta per i bambini per far sì che essi non si sporcassero le mani;</text:span></text:p>
        </text:list-item>
        <text:list-item>
          <text:p text:style-name="P44"><text:span text:style-name="T45">Nascita “Ov</text:span><text:span text:style-name="T46">etto Kinder”: l’idea di Ferrero era quella di regalare ai bambini la Pasqua<text:s/></text:span><text:soft-page-break/><text:span text:style-name="T47">tutto l’anno;</text:span></text:p>
        </text:list-item>
        <text:list-item>
          <text:p text:style-name="P48"><text:span text:style-name="T49">“L’estate nemica del cioccolato”: Ferrero ogni estate ritira i suoi prodotti al cioccolato dai supermercati per assicurare la migliore qualità ai suoi consumatori;</text:span></text:p>
        </text:list-item>
        <text:list-item>
          <text:p text:style-name="P50"><text:span text:style-name="T51">“D</text:span><text:span text:style-name="T52">eve piacere alla Valeria”: questa la frase spesso pronunciata da Ferrero. Secondo lui, sua moglie Valeria era la “consumatrice tipo” e se il prodotto piaceva a lei aveva poi successo sul mercato;</text:span></text:p>
        </text:list-item>
        <text:list-item>
          <text:p text:style-name="P53"><text:span text:style-name="T54">“Pocket Coffee”: il cioccolatino ripieno di caffè inventato<text:s/></text:span><text:span text:style-name="T55">negli anni Sessanta, quando ancora non c'erano i bar negli autogrill, per dare la possibilità ai camionisti di avere un momento nel quale riprendere le forze;</text:span></text:p>
        </text:list-item>
        <text:list-item>
          <text:p text:style-name="P56"><text:span text:style-name="T57">“Ferrero Rocher”: è il pasticcino per tutti i giorni. Ferrero è ispirato e ha l'idea per questo<text:s/></text:span><text:span text:style-name="T58">nuovo cioccolatino guardando un banco pieno di pasticcini in una pasticceria sopra a Nizza insieme a William Salice, collaboratore di Michele;</text:span></text:p>
        </text:list-item>
        <text:list-item>
          <text:p text:style-name="P59"><text:span text:style-name="T60">“Mon Chéri”: è il cioccolatino con ciliegia e liquore all'interno, progettato per la Germania e impacchettato sin</text:span><text:span text:style-name="T61">golarmente perché le grandi confezioni solitamente venivano acquistate solo in giorni di festa;</text:span></text:p>
        </text:list-item>
        <text:list-item>
          <text:p text:style-name="P62"><text:span text:style-name="T63">Rapporto tra operai e Michele Ferrero: la fabbrica non è un semplice posto di lavoro, ma è una comunità dove i lavoratori sono uomini e non risorsa, sono collab</text:span><text:span text:style-name="T64">oratori e non semplici dipendenti.</text:span></text:p>
        </text:list-item>
      </text:list>
      <text:p text:style-name="P65"/>
      <text:p text:style-name="P66"/>
      <text:p text:style-name="P67"><text:span text:style-name="T68">BILANCIO CONSOLIDATO 2016</text:span></text:p>
      <text:p text:style-name="Normale"><text:span text:style-name="T69">Il gruppo Ferrero ha approvato il Bilancio Consolidato al 31 agosto 2016 con un fatturato superiore al precedente di 8,2%, arrivando così a 10,3 miliardi di Euro. Nonostante l’orientamento dei<text:s/></text:span><text:span text:style-name="T70">consumatori verso un prodotto più salutare, il gruppo è riuscito comunque ad aumentare le vendite continuando ad investire sui propri brand e sulle attività di Ricerca e Sviluppo. Alla data di approvazione del bilancio i prodotti Ferrero sono presenti in o</text:span><text:span text:style-name="T71">ltre 170 paesi e il gruppo è formato da 86 società consolidate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7-06-01T13:44:00Z</meta:creation-date>
    <dc:date>2017-06-18T18:22:00Z</dc:date>
    <meta:template xlink:href="Normal" xlink:type="simple"/>
    <meta:editing-cycles>5</meta:editing-cycles>
    <meta:editing-duration>PT1320S</meta:editing-duration>
    <meta:document-statistic meta:page-count="2" meta:paragraph-count="10" meta:word-count="788" meta:character-count="5116" meta:row-count="36" meta:non-whitespace-character-count="4338"/>
  </office:meta>
</office:document-meta>
</file>